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style:font-name="Liberation Serif" fo:font-size="13pt" fo:font-style="italic" style:text-underline-style="none" fo:font-weight="normal" officeooo:rsid="00083d4b" officeooo:paragraph-rsid="01f37aba" style:font-size-asian="13pt" style:font-style-asian="italic" style:font-weight-asian="normal" style:font-size-complex="13pt" style:font-style-complex="italic" style:font-weight-complex="normal"/>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italic" style:text-underline-style="none" fo:font-weight="normal" officeooo:rsid="00083d4b" officeooo:paragraph-rsid="01f37aba" style:font-size-asian="13pt" style:font-style-asian="italic" style:font-weight-asian="normal" style:font-size-complex="13pt" style:font-style-complex="italic" style:font-weight-complex="normal"/>
    </style:style>
    <style:style style:name="P6"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paragraph-properties style:writing-mode="lr-tb"/>
      <style:text-properties fo:font-size="13pt" officeooo:paragraph-rsid="01db7a8a" style:font-size-asian="13pt" style:font-size-complex="13pt"/>
    </style:style>
    <style:style style:name="P9" style:family="paragraph" style:parent-style-name="Preformatted_20_Text">
      <style:paragraph-properties style:writing-mode="lr-tb"/>
      <style:text-properties style:font-name="Liberation Sans" fo:font-size="13pt" fo:font-style="normal" style:text-underline-style="none" officeooo:rsid="01f47387" officeooo:paragraph-rsid="01db7a8a" style:font-name-asian="Nimbus Mono L" style:font-size-asian="13pt" style:font-style-asian="normal" style:font-name-complex="Liberation Mono" style:font-size-complex="13pt" style:font-style-complex="normal"/>
    </style:style>
    <style:style style:name="P10" style:family="paragraph" style:parent-style-name="Preformatted_20_Text">
      <style:paragraph-properties style:writing-mode="lr-tb"/>
      <style:text-properties fo:font-size="13pt" officeooo:rsid="01e115a9" officeooo:paragraph-rsid="01f47387" style:font-size-asian="13pt" style:font-size-complex="13pt"/>
    </style:style>
    <style:style style:name="P11"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f47387" officeooo:paragraph-rsid="01f47387"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c6807f" officeooo:paragraph-rsid="01f624e1"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7" style:family="paragraph" style:parent-style-name="Preformatted_20_Text">
      <style:paragraph-properties style:writing-mode="lr-tb"/>
      <style:text-properties fo:font-size="13pt" officeooo:paragraph-rsid="01efb23b" style:font-size-asian="13pt" style:font-size-complex="13pt"/>
    </style:style>
    <style:style style:name="P18"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dd3a06" style:font-size-asian="13pt" style:font-size-complex="13pt"/>
    </style:style>
    <style:style style:name="P20"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paragraph-properties style:writing-mode="lr-tb"/>
      <style:text-properties fo:font-size="13pt" officeooo:paragraph-rsid="01dd3a06" style:font-size-asian="13pt" style:font-size-complex="13pt"/>
    </style:style>
    <style:style style:name="P22"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text-properties fo:font-size="13pt" officeooo:paragraph-rsid="01c26751" style:font-size-asian="13pt" style:font-size-complex="13pt"/>
    </style:style>
    <style:style style:name="T1" style:family="text">
      <style:text-properties style:font-name="Liberation Sans" fo:font-size="16pt" fo:font-weight="bold" officeooo:rsid="01f37aba"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1b99ac" style:font-size-asian="16pt" style:font-weight-asian="bold" style:font-size-complex="16pt" style:font-weight-complex="bold"/>
    </style:style>
    <style:style style:name="T5" style:family="text">
      <style:text-properties style:font-name="Liberation Sans" fo:font-size="16pt" fo:font-weight="bold" officeooo:rsid="000dd66a" style:font-size-asian="16pt" style:font-weight-asian="bold" style:font-size-complex="16pt" style:font-weight-complex="bold"/>
    </style:style>
    <style:style style:name="T6" style:family="text">
      <style:text-properties style:font-name="Liberation Sans" fo:font-size="16pt" fo:font-weight="bold" officeooo:rsid="01f37aba" style:font-size-asian="16pt" style:font-weight-asian="bold" style:font-size-complex="16pt" style:font-weight-complex="bold"/>
    </style:style>
    <style:style style:name="T7" style:family="text">
      <style:text-properties officeooo:rsid="01f37aba"/>
    </style:style>
    <style:style style:name="T8" style:family="text">
      <style:text-properties officeooo:rsid="01ee2e52"/>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f37aba"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f47387"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0" style:family="text">
      <style:text-properties style:font-name="Liberation Sans" fo:font-style="normal" style:text-underline-style="none"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3" style:family="text">
      <style:text-properties fo:font-weight="bold" style:font-weight-asian="bold" style:font-weight-complex="bold"/>
    </style:style>
    <style:style style:name="T24" style:family="text">
      <style:text-properties fo:font-weight="bold" officeooo:rsid="000dd66a" style:font-weight-asian="bold" style:font-weight-complex="bold"/>
    </style:style>
    <style:style style:name="T25" style:family="text">
      <style:text-properties fo:font-weight="bold" officeooo:rsid="0160cefc" style:font-weight-asian="bold" style:font-weight-complex="bold"/>
    </style:style>
    <style:style style:name="T26" style:family="text">
      <style:text-properties officeooo:rsid="01caa47b"/>
    </style:style>
    <style:style style:name="T27" style:family="text">
      <style:text-properties officeooo:rsid="01d74f08"/>
    </style:style>
    <style:style style:name="T28" style:family="text">
      <style:text-properties officeooo:rsid="01db7a8a"/>
    </style:style>
    <style:style style:name="T29" style:family="text">
      <style:text-properties officeooo:rsid="01f47387"/>
    </style:style>
    <style:style style:name="T30" style:family="text">
      <style:text-properties officeooo:rsid="01f494eb"/>
    </style:style>
    <style:style style:name="T31" style:family="text">
      <style:text-properties officeooo:rsid="01f624e1"/>
    </style:style>
    <style:style style:name="T32"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f6a283"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f67407"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3c55a1" fo:background-color="transparent" loext:char-shading-value="0" style:font-style-asian="normal" style:font-style-complex="normal"/>
    </style:style>
    <style:style style:name="T50"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8</text:span><text:span text:style-name="T2">th</text:span><text:span text:style-name="T3"> </text:span><text:span text:style-name="T1">January</text:span><text:span text:style-name="T4"> 20</text:span><text:span text:style-name="T5">2</text:span><text:span text:style-name="T6">6</text:span></text:p>
      <text:p text:style-name="P3">Psalm <text:span text:style-name="T7">2</text:span><text:span text:style-name="T8">8:</text:span><text:span text:style-name="T7">1-2</text:span></text:p>
      <text:p text:style-name="P4">[1] To <text:span text:style-name="T7">Y</text:span>ou, O Lord, <text:span text:style-name="T7">we</text:span> call; <text:span text:style-name="T7">our</text:span> rock, be not deaf to <text:span text:style-name="T7">us</text:span>, lest, if <text:span text:style-name="T7">Y</text:span>ou be silent to <text:span text:style-name="T7">us</text:span>, <text:span text:style-name="T7">we</text:span> become like those who go down to the pit.</text:p>
      <text:p text:style-name="P5">[2] Hear the voice of <text:span text:style-name="T7">our</text:span> pleas for mercy, when <text:span text:style-name="T7">we</text:span> cry to <text:span text:style-name="T7">Y</text:span>ou for help, when <text:span text:style-name="T7">we</text:span> lift up <text:span text:style-name="T7">our</text:span> hands toward <text:span text:style-name="T7">Y</text:span>our most holy sanctuary.</text:p>
      <text:p text:style-name="P6">Let us pray…</text:p>
      <text:p text:style-name="P6"/>
      <text:p text:style-name="P7">Thanks to God</text:p>
      <text:p text:style-name="P8"><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You </text:span><text:span text:style-name="T16">hear and answer</text:span><text:span text:style-name="T17"> when we call out to You. </text:span><text:span text:style-name="T16">You are our secure Rock, our shelter, the Mighty One Who alone saves.</text:span></text:p>
      <text:p text:style-name="P9"/>
      <text:p text:style-name="P10"><text:span text:style-name="T18">We turn to You for our eternal salvation, </text:span><text:span text:style-name="T19">for we are sinners </text:span><text:span text:style-name="T17">and in trouble in this world</text:span><text:span text:style-name="T19">.</text:span><text:span text:style-name="T20"> </text:span><text:span text:style-name="T18">We may not realise how much more terrifying are the spiritual forces which separate us from You, but </text:span><text:span text:style-name="T21">W</text:span><text:span text:style-name="T22">e thank You </text:span><text:span text:style-name="T17">for sending Jesus </text:span><text:span text:style-name="T18">to die in our place, taking the penalty that belongs to us, since we were the ones who turned away from You.</text:span></text:p>
      <text:p text:style-name="P11"/>
      <text:p text:style-name="P10"><text:span text:style-name="T20">We </text:span><text:span text:style-name="T17">know</text:span><text:span text:style-name="T20"> that </text:span><text:span text:style-name="T19">we could not </text:span><text:span text:style-name="T16">sav</text:span><text:span text:style-name="T19">e </text:span><text:span text:style-name="T16">ourselves </text:span><text:span text:style-name="T18">even in this world, where we see </text:span><text:span text:style-name="T18">natural </text:span><text:span text:style-name="T18">disasters in the form of floods, fires and tornados. We see the immense power of what many call “the forces of nature” and we rightly fear their terrible effects.</text:span></text:p>
      <text:p text:style-name="P12"/>
      <text:p text:style-name="P13"><text:span text:style-name="T23">The Wide World...</text:span><text:span text:style-name="T24"> a</text:span><text:span text:style-name="T23">nd the </text:span><text:span text:style-name="T25">W</text:span><text:span text:style-name="T23">ider Church</text:span></text:p>
      <text:p text:style-name="P14"><text:span text:style-name="T26">W</text:span><text:span text:style-name="T27">e </text:span><text:span text:style-name="T28">pray</text:span><text:span text:style-name="T27"> for th</text:span><text:span text:style-name="T29">o</text:span><text:span text:style-name="T27">s</text:span><text:span text:style-name="T29">e</text:span><text:span text:style-name="T27"> </text:span><text:span text:style-name="T29">affected by floods and bushfires in other places. We still marvel that in one continent we can see both at the same time, and we give You thanks for all the emergency workers w</text:span><text:span text:style-name="T30">h</text:span><text:span text:style-name="T29">o have volunteered to help save life and property. </text:span><text:span text:style-name="T30">We pray for those who have lost their own homes while defending others. And we pray for the residents in the fire areas who have been evacuated. They still have worries for their homes, their families and their neighbours.</text:span></text:p>
      <text:p text:style-name="P14"/>
      <text:p text:style-name="P14"><text:span text:style-name="T30">We also pray for the flood victims, </text:span><text:span text:style-name="T31">where </text:span><text:span text:style-name="T30">even thou</text:span><text:span text:style-name="T31">gh no lives have been lost, there has been great loss of property. We also pray for the emergency services as they work hard to assist the victims with basic necessities.</text:span></text:p>
      <text:p text:style-name="P15"/>
      <text:p text:style-name="P16">Ashburton</text:p>
      <text:p text:style-name="P17"><text:span text:style-name="T32">W</text:span><text:span text:style-name="T33">e pray for our </text:span><text:span text:style-name="T34">work</text:span><text:span text:style-name="T35"> </text:span><text:span text:style-name="T32">here at Ashburton, </text:span><text:span text:style-name="T35">as we </text:span><text:span text:style-name="T36">also labour with our various talents and abilities in the work of the Kingdom. </text:span><text:span text:style-name="T37">Help us to keep our focus on the work of the Kingdom, as some plant, others water but You give the growth. </text:span><text:span text:style-name="T38">We thank You for the work of the Blue Moose mission and the continuing work in St Arnaud. Thank You that the mission was able to continue despite the threat of fires round about, and we pray that the young people will not be distracted from reading the Bibles that they have received. May the various testimonies of the mission team plant good seed in the hearts of the residents so that the churches there may reap a harvest in due time.</text:span></text:p>
      <text:p text:style-name="P18"/>
      <text:p text:style-name="P19"><text:span text:style-name="T39">We </text:span><text:span text:style-name="T40">continue</text:span><text:span text:style-name="T41"> </text:span><text:span text:style-name="T34">in</text:span><text:span text:style-name="T39"> pray</text:span><text:span text:style-name="T34">er</text:span><text:span text:style-name="T39"> for</text:span><text:span text:style-name="T42"> </text:span><text:span text:style-name="T40">those in need of Your healing hand – for </text:span><text:span text:style-name="T42">Alan, </text:span><text:span text:style-name="T32">Diane, </text:span><text:span text:style-name="T38">John, Russell and Jocelyn</text:span><text:span text:style-name="T36"> </text:span><text:span text:style-name="T32">and others affected by illness or injury. </text:span></text:p>
      <text:p text:style-name="P20"/>
      <text:p text:style-name="P21"><text:span text:style-name="T43">We thank You for </text:span><text:span text:style-name="T34">Your Word, and for </text:span><text:span text:style-name="T38">Brett</text:span><text:span text:style-name="T44"> as</text:span><text:span text:style-name="T34"> he preach</text:span><text:span text:style-name="T44">es</text:span><text:span text:style-name="T34"> today. </text:span><text:span text:style-name="T44">We pray that we would be diligent hearers and do-ers of Your Word, making the most of the means of grace.</text:span></text:p>
      <text:p text:style-name="P22"/>
      <text:p text:style-name="P23"><text:span text:style-name="T45">In </text:span><text:span text:style-name="T43">His</text:span><text:span text:style-name="T46"> </text:span><text:span text:style-name="T47">Precious Name </text:span><text:span text:style-name="T48">we pray</text:span><text:span text:style-name="T49">, </text:span><text:span text:style-name="T50">Am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1-17T23:33:28.391298707</dc:date>
    <meta:editing-duration>PT18H6M3S</meta:editing-duration>
    <meta:editing-cycles>206</meta:editing-cycles>
    <meta:generator>LibreOffice/25.8.4.2$Linux_X86_64 LibreOffice_project/580$Build-2</meta:generator>
    <meta:print-date>2026-01-17T23:33:19.724425230</meta:print-date>
    <meta:document-statistic meta:table-count="0" meta:image-count="0" meta:object-count="0" meta:page-count="1" meta:paragraph-count="18" meta:word-count="542" meta:character-count="2825" meta:non-whitespace-character-count="2299"/>
  </office:meta>
</office:document-meta>
</file>